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amedata" table:style-name="ta1">
        <table:table-column table:style-name="co1" table:number-columns-repeated="3" table:default-cell-style-name="ce2"/>
        <table:table-row table:style-name="ro1">
          <table:table-cell table:style-name="ce3" office:value-type="string" calcext:value-type="string">
            <text:p>"ID"</text:p>
          </table:table-cell>
          <table:table-cell table:style-name="ce3" office:value-type="string" calcext:value-type="string">
            <text:p>"NAME"</text:p>
          </table:table-cell>
          <table:table-cell table:style-name="ce5" office:value-type="string" calcext:value-type="string">
            <text:p>"AGE"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Archer"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Bob"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Tank"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Ted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Jenifer"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Salsa"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N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jeslut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sv" number:country="SE" loext:transliteration-spellout="title cardinal" number:transliteration-language="sv" number:transliteration-country="SE">
      <number:number number:decimal-places="0" number:min-decimal-places="0" number:min-integer-digits="1"/>
    </number:number-style>
    <number:number-style style:name="N10115" number:language="sv" number:country="SE" loext:transliteration-spellout="title USD" number:transliteration-language="sv" number:transliteration-country="SE">
      <number:number number:decimal-places="0" number:min-decimal-places="0" number:min-integer-digits="1"/>
    </number:number-style>
    <number:number-style style:name="N10116" number:language="sv" number:country="SE" loext:transliteration-spellout="title USD" number:transliteration-language="sv" number:transliteration-country="SE">
      <number:number number:decimal-places="2" number:min-decimal-places="2" number:min-integer-digits="1"/>
    </number:number-style>
    <number:number-style style:name="N10117" number:language="sv" number:country="SE" loext:transliteration-spellout="upper USD" number:transliteration-language="sv" number:transliteration-country="SE">
      <number:number number:decimal-places="0" number:min-decimal-places="0" number:min-integer-digits="1"/>
    </number:number-style>
    <number:number-style style:name="N10118" number:language="sv" number:country="SE" loext:transliteration-spellout="upper USD" number:transliteration-language="sv" number:transliteration-country="SE">
      <number:number number:decimal-places="2" number:min-decimal-places="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00-00-00</text:date>, <text:time style:data-style-name="N2" text:time-value="23:42:36.558000000">00:00:00</text:time></text:p>
        </style:region-right>
      </style:header>
      <style:header-left style:display="false"/>
      <style:header-first style:display="false"/>
      <style:footer>
        <text:p>Sid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1T17:43:13.280000000</meta:creation-date>
    <meta:generator>LibreOffice/7.6.2.1$Windows_X86_64 LibreOffice_project/56f7684011345957bbf33a7ee678afaf4d2ba333</meta:generator>
    <dc:date>2023-10-21T23:42:44.661000000</dc:date>
    <meta:editing-duration>PT58M57S</meta:editing-duration>
    <meta:editing-cycles>13</meta:editing-cycles>
    <meta:document-statistic meta:table-count="1" meta:cell-count="21" meta:object-count="0"/>
  </office:meta>
</office:document-meta>
</file>